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tyle mathvariant="bold">
        <mrow>
          <mo stretchy="false">α</mo>
        </mrow>
      </mstyle>
      <mrow>
        <mi/>
        <mo stretchy="false">=</mo>
        <mi/>
      </mrow>
      <mstyle mathvariant="bold">
        <mrow>
          <mo stretchy="false">α</mo>
        </mrow>
      </mstyle>
      <mfenced open="(" close=")">
        <mrow>
          <msub>
            <mi>t</mi>
            <mn>0</mn>
          </msub>
          <mi>;</mi>
          <msup>
            <mrow>
              <mstyle mathvariant="bold">
                <mrow>
                  <mi>p</mi>
                </mrow>
              </mstyle>
            </mrow>
            <mrow>
              <mrow>
                <mo stretchy="false">(</mo>
                <mrow>
                  <mn>0</mn>
                </mrow>
                <mo stretchy="false">)</mo>
              </mrow>
            </mrow>
          </msup>
          <mi>,</mi>
          <msup>
            <mrow>
              <mstyle mathvariant="bold">
                <mrow>
                  <mi>q</mi>
                </mrow>
              </mstyle>
            </mrow>
            <mrow>
              <mrow>
                <mo stretchy="false">(</mo>
                <mrow>
                  <mn>0</mn>
                </mrow>
                <mo stretchy="false">)</mo>
              </mrow>
            </mrow>
          </msup>
        </mrow>
      </mfenced>
    </mrow>
    <annotation encoding="StarMath 5.0">bold %ialpha `=` bold %ialpha left ( t_0 ; {bold p}^{(0)} , {bold q}^{(0)} right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20:43:27.921000000</meta:creation-date>
    <meta:generator>LibreOffice/4.1.4.2$Windows_x86 LibreOffice_project/0a0440ccc0227ad9829de5f46be37cfb6edcf72</meta:generator>
  </office:meta>
</office:document-meta>
</file>